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WattsUp</text:p>
          </table:table-cell>
          <table:table-cell table:number-columns-repeated="2"/>
          <table:table-cell office:value-type="string" calcext:value-type="string">
            <text:p>AttoPilo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in</text:p>
          </table:table-cell>
          <table:table-cell office:value-type="string" calcext:value-type="string">
            <text:p>A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E4]/[.B4]" office:value-type="float" office:value="19.7645079899075" calcext:value-type="float">
            <text:p>19.8</text:p>
          </table:table-cell>
          <table:table-cell table:formula="of:=AVERAGE([.G4:.H4])/[.C4]"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6" calcext:value-type="float">
            <text:p>11.86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8,9,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E5]/[.B5]" office:value-type="float" office:value="19.7301854974705" calcext:value-type="float">
            <text:p>19.7</text:p>
          </table:table-cell>
          <table:table-cell table:formula="of:=AVERAGE([.G5:.H5])/[.C5]" office:value-type="float" office:value="16.3636363636364" calcext:value-type="float">
            <text:p>16.36363636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81" calcext:value-type="float">
            <text:p>11.8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8,9,10,11,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E6]/[.B6]" office:value-type="float" office:value="19.813717188823" calcext:value-type="float">
            <text:p>19.8</text:p>
          </table:table-cell>
          <table:table-cell table:formula="of:=AVERAGE([.G6:.H6])/[.C6]" office:value-type="float" office:value="13.6986301369863" calcext:value-type="float">
            <text:p>13.6986301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76" calcext:value-type="float">
            <text:p>11.76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10,11,12,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E7]/[.B7]" office:value-type="float" office:value="19.7278911564626" calcext:value-type="float">
            <text:p>19.7</text:p>
          </table:table-cell>
          <table:table-cell table:formula="of:=AVERAGE([.G7:.H7])/[.C7]" office:value-type="float" office:value="13.6904761904762" calcext:value-type="float">
            <text:p>13.6904761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72" calcext:value-type="float">
            <text:p>11.72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14,15,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E8]/[.B8]" office:value-type="float" office:value="19.7098976109215" calcext:value-type="float">
            <text:p>19.7</text:p>
          </table:table-cell>
          <table:table-cell table:formula="of:=AVERAGE([.G8:.H8])/[.C8]"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66" calcext:value-type="float">
            <text:p>11.66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16,17,18,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9]/[.B9]" office:value-type="float" office:value="19.5540308747856" calcext:value-type="float">
            <text:p>19.6</text:p>
          </table:table-cell>
          <table:table-cell table:formula="of:=AVERAGE([.G9:.H9])/[.C9]" office:value-type="float" office:value="12.3239436619718" calcext:value-type="float">
            <text:p>12.323943662</text:p>
          </table:table-cell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23:16:55.548146654</meta:creation-date>
    <dc:date>2015-06-21T23:32:34.853283770</dc:date>
    <meta:editing-duration>PT14M52S</meta:editing-duration>
    <meta:editing-cycles>18</meta:editing-cycles>
    <meta:generator>LibreOffice/4.2.8.2$Linux_X86_64 LibreOffice_project/420m0$Build-2</meta:generator>
    <meta:document-statistic meta:table-count="1" meta:cell-count="63" meta:object-count="0"/>
  </office:meta>
</office:document-meta>
</file>